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39.44mm" style:type="center"/>
          <style:tab-stop style:position="276.98m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style style:name="P4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office:annotation><dc:creator>Luc Saffre</dc:creator><dc:date>2011-07-18T09:03:56</dc:date><text:p text:style-name="P4"><text:span text:style-name="T1">do text</text:span></text:p><text:p text:style-name="P4"><text:span text:style-name="T1">from table(rt.models.finan.ItemsByPaymentOrder.request(master_instance=</text:span><text:span text:style-name="T2">obj</text:span><text:span text:style-name="T1">))</text:span></text:p></office:annotatio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family="Arial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1" style:family="table">
      <style:table-properties style:width="190.01mm" table:align="margins"/>
    </style:style>
    <style:style style:name="Table1.A" style:family="table-column">
      <style:table-column-properties style:column-width="38.66mm" style:rel-column-width="13333*"/>
    </style:style>
    <style:style style:name="Table1.B" style:family="table-column">
      <style:table-column-properties style:column-width="116.52mm" style:rel-column-width="40187*"/>
    </style:style>
    <style:style style:name="Table1.C" style:family="table-column">
      <style:table-column-properties style:column-width="34.84mm" style:rel-column-width="12015*"/>
    </style:style>
    <style:style style:name="Table1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139.44mm" style:type="center"/>
          <style:tab-stop style:position="276.98m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page-layout style:name="Mpm1">
      <style:page-layout-properties fo:page-width="210.01mm" fo:page-height="297mm" style:num-format="1" style:print-orientation="portrait" fo:margin-top="14.99mm" fo:margin-bottom="10mm" fo:margin-left="10mm" fo:margin-right="10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7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foo<office:annotation><dc:creator>Luc Saffre</dc:creator><dc:date>2012-07-20T21:35:16</dc:date><text:p>do text</text:p><text:p>from html(settings.SITE.site_header())</text:p></office:annotation></text:p>
            </table:table-cell>
            <table:table-cell table:style-name="Table1.A1" office:value-type="string">
              <text:p text:style-name="MP2"><text:conditional-text text:condition="ooow:true" text:string-value-if-true="obj" text:string-value-if-false="">obj</text:conditional-text></text:p>
            </table:table-cell>
            <table:table-cell office:value-type="string">
              <text:p text:style-name="MP3"><text:conditional-text text:condition="ooow:true" text:string-value-if-true="_(&quot;Page&quot;)" text:string-value-if-false="">_("Page")</text:conditional-text><text:s/><text:page-number text:select-page="current">1</text:page-number><text:s/><text:conditional-text text:condition="ooow:true" text:string-value-if-true="_(&quot;of&quot;)" text:string-value-if-false="">_("of")</text:conditional-text><text:s/><text:page-count>1</text:page-count><text:line-break/><text:date style:data-style-name="N107" text:date-value="2018-06-09T20:10:28.504783054">9/6/18</text:date> <text:time style:data-style-name="N41" text:time-value="2018-06-09T20:10:28.504929528">20:10:20</text:time><text:line-break/><text:conditional-text text:condition="ooow:true" text:string-value-if-true="&quot;settings.SITE.site_version()&quot;" text:string-value-if-false="">settings.SITE.site_version()</text:conditional-text></text:p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8-06-09T20:10:28.344823857</dc:date>
    <meta:editing-duration>PT1H23M32S</meta:editing-duration>
    <meta:editing-cycles>40</meta:editing-cycles>
    <meta:generator>LibreOffice/6.0.4.2$Linux_X86_64 LibreOffice_project/00m0$Build-2</meta:generator>
    <dc:creator>Luc Saffre</dc:creator>
    <meta:document-statistic meta:table-count="1" meta:image-count="0" meta:object-count="0" meta:page-count="1" meta:paragraph-count="4" meta:word-count="9" meta:character-count="72" meta:non-whitespace-character-count="66"/>
  </office:meta>
</office:document-meta>
</file>